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4430000025C05D11C95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6cm" fo:min-width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color="#000000" draw:marker-start="Arrow" draw:marker-start-width="0.102cm" draw:marker-end="Arrow" draw:marker-end-width="0.102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4.359cm" svg:x="1.222cm" svg:y="3.724cm">
          <draw:image xlink:href="Pictures/10000201000004430000025C05D11C95.png" xlink:type="simple" xlink:show="embed" xlink:actuate="onLoad">
            <text:p/>
          </draw:image>
        </draw:frame>
        <draw:line draw:style-name="gr2" draw:text-style-name="P1" draw:layer="layout" svg:x1="3.286cm" svg:y1="9.509cm" svg:x2="20.431cm" svg:y2="9.509cm">
          <text:p/>
        </draw:line>
        <draw:line draw:style-name="gr3" draw:text-style-name="P1" draw:layer="layout" svg:x1="3.261cm" svg:y1="10.383cm" svg:x2="20.406cm" svg:y2="10.383cm">
          <text:p/>
        </draw:line>
        <draw:custom-shape draw:style-name="gr4" draw:text-style-name="P1" draw:layer="layout" svg:width="0.762cm" svg:height="0.762cm" svg:x="11.54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7.85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9.034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3.3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738cm" svg:height="0.962cm" svg:x="11.835cm" svg:y="8.293cm">
          <draw:text-box>
            <text:p>start</text:p>
          </draw:text-box>
        </draw:frame>
        <draw:frame draw:style-name="gr5" draw:layer="layout" svg:width="1.738cm" svg:height="0.962cm" svg:x="6.12cm" svg:y="8.366cm">
          <draw:text-box>
            <text:p>start</text:p>
          </draw:text-box>
        </draw:frame>
        <draw:frame draw:style-name="gr6" draw:layer="layout" svg:width="1.7cm" svg:height="0.962cm" svg:x="17.461cm" svg:y="10.525cm">
          <draw:text-box>
            <text:p>stop</text:p>
          </draw:text-box>
        </draw:frame>
        <draw:frame draw:style-name="gr5" draw:layer="layout" svg:width="1.7cm" svg:height="0.962cm" svg:x="10.73cm" svg:y="11.033cm">
          <draw:text-box>
            <text:p>stop</text:p>
          </draw:text-box>
        </draw:frame>
        <draw:frame draw:style-name="gr7" draw:layer="layout" svg:width="0.533cm" svg:height="0.356cm" svg:x="3.613cm" svg:y="9.7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8" draw:text-style-name="P1" draw:layer="layout" svg:x1="3.54cm" svg:y1="9.509cm" svg:x2="3.54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09T21:21:22</dc:date>
    <dc:creator>kaidowei </dc:creator>
    <meta:document-statistic meta:object-count="13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o stretchy="false">Δ</mo>
    </mrow>
    <annotation encoding="StarMath 5.0"> %DELTA </annotation>
  </semantics>
</math>
</file>